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text-properties officeooo:rsid="0013f4bb" officeooo:paragraph-rsid="0013f4bb"/>
    </style:style>
    <style:style style:name="P2" style:family="paragraph" style:parent-style-name="Text_20_body">
      <style:text-properties officeooo:rsid="0017bfcb" officeooo:paragraph-rsid="0017bfcb"/>
    </style:style>
    <style:style style:name="P3" style:family="paragraph" style:parent-style-name="Text_20_body">
      <style:text-properties fo:font-style="normal" fo:font-weight="normal" officeooo:rsid="0016c806" officeooo:paragraph-rsid="0016c806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17a3d5" officeooo:paragraph-rsid="0017a3d5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17a3d5" officeooo:paragraph-rsid="0017bfcb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17bfcb" officeooo:paragraph-rsid="0017bfc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font-style="italic" officeooo:rsid="0017bfcb" officeooo:paragraph-rsid="0017bfcb" style:font-style-asian="italic" style:font-style-complex="italic"/>
    </style:style>
    <style:style style:name="P8" style:family="paragraph" style:parent-style-name="Heading_20_2">
      <style:text-properties fo:font-style="normal" fo:font-weight="normal" officeooo:rsid="0017a3d5" officeooo:paragraph-rsid="0017a3d5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officeooo:rsid="0016c806" officeooo:paragraph-rsid="0016c806"/>
    </style:style>
    <style:style style:name="P10" style:family="paragraph" style:parent-style-name="Text_20_body" style:list-style-name="L1">
      <style:text-properties fo:font-style="normal" fo:font-weight="normal" officeooo:rsid="0016c806" officeooo:paragraph-rsid="0016c806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text-properties fo:font-style="normal" fo:font-weight="normal" officeooo:rsid="0016c806" officeooo:paragraph-rsid="0016c806" style:font-style-asian="normal" style:font-weight-asian="normal" style:font-style-complex="normal" style:font-weight-complex="normal"/>
    </style:style>
    <style:style style:name="P12" style:family="paragraph" style:parent-style-name="Text_20_body" style:list-style-name="L3">
      <style:text-properties fo:font-style="normal" fo:font-weight="normal" officeooo:rsid="0017a3d5" officeooo:paragraph-rsid="0017a3d5" style:font-style-asian="normal" style:font-weight-asian="normal" style:font-style-complex="normal" style:font-weight-complex="normal"/>
    </style:style>
    <style:style style:name="P13" style:family="paragraph" style:parent-style-name="Text_20_body" style:list-style-name="L4">
      <style:text-properties fo:font-style="normal" fo:font-weight="normal" officeooo:rsid="0017a3d5" officeooo:paragraph-rsid="0017a3d5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>
      <style:text-properties fo:font-style="normal" fo:font-weight="normal" officeooo:rsid="0017bfcb" officeooo:paragraph-rsid="0017bfcb" style:font-style-asian="normal" style:font-weight-asian="normal" style:font-style-complex="normal" style:font-weight-complex="normal"/>
    </style:style>
    <style:style style:name="P15" style:family="paragraph" style:parent-style-name="Text_20_body" style:list-style-name="L5">
      <style:text-properties fo:font-style="normal" fo:font-weight="normal" officeooo:rsid="001888b5" officeooo:paragraph-rsid="001888b5" style:font-style-asian="normal" style:font-weight-asian="normal" style:font-style-complex="normal" style:font-weight-complex="normal"/>
    </style:style>
    <style:style style:name="P16" style:family="paragraph" style:parent-style-name="Text_20_body" style:list-style-name="L4">
      <style:text-properties fo:font-style="italic" style:text-underline-style="solid" style:text-underline-width="auto" style:text-underline-color="font-color" fo:font-weight="normal" officeooo:rsid="0017a3d5" officeooo:paragraph-rsid="0017a3d5" style:font-style-asian="italic" style:font-weight-asian="normal" style:font-style-complex="italic" style:font-weight-complex="normal"/>
    </style:style>
    <style:style style:name="P17" style:family="paragraph" style:parent-style-name="Heading_20_1">
      <style:text-properties officeooo:rsid="0016c806" officeooo:paragraph-rsid="0016c806"/>
    </style:style>
    <style:style style:name="P18" style:family="paragraph" style:parent-style-name="Heading_20_1">
      <style:text-properties fo:font-style="normal" fo:font-weight="normal" officeooo:rsid="0016c806" officeooo:paragraph-rsid="0016c806" style:font-style-asian="normal" style:font-weight-asian="normal" style:font-style-complex="normal" style:font-weight-complex="normal"/>
    </style:style>
    <style:style style:name="P19" style:family="paragraph" style:parent-style-name="Heading_20_1">
      <style:text-properties fo:font-style="normal" fo:font-weight="normal" officeooo:rsid="0017a3d5" officeooo:paragraph-rsid="0017a3d5" style:font-style-asian="normal" style:font-weight-asian="normal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bfcb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7a3d5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very Procedures</text:p>
      <text:h text:style-name="P17" text:outline-level="1">System Failure </text:h>
      <text:list xml:id="list7081902698654328981" text:style-name="L1">
        <text:list-item>
          <text:p text:style-name="P9">Check to see if the system has power. <text:s/>Specifically check the power module labeled “12V Relay” to see if it has a green light.</text:p>
        </text:list-item>
        <text:list-item>
          <text:p text:style-name="P10">If power is off, verify that the power switch on the power strip is ON.</text:p>
        </text:list-item>
        <text:list-item>
          <text:p text:style-name="P10">If power is still off, move the black power toggle to the “Override On” position. <text:s/>Wait 45 seconds for this change to take effect.</text:p>
        </text:list-item>
        <text:list-item>
          <text:p text:style-name="P10">If power remains off, get expert help. <text:s/>See the help card in the signal box for information.</text:p>
        </text:list-item>
      </text:list>
      <text:h text:style-name="P18" text:outline-level="1">System has power but does not respond to button pushes.</text:h>
      <text:p text:style-name="P3">Some computer expertise will be required to deal with this problem.</text:p>
      <text:p text:style-name="P3">Try rebooting the computer. <text:s/></text:p>
      <text:list xml:id="list3462197658407340263" text:style-name="L2">
        <text:list-item>
          <text:p text:style-name="P11">Method 1: Connect the console cable to a laptop and using a terminal emulator (speed=115200), login to the “reboot” account. <text:s/>(See account sheet in the signal box for password.)</text:p>
        </text:list-item>
        <text:list-item>
          <text:p text:style-name="P11">Method 2: Using a computer and a ssh client login into the system as “reboot”. <text:s/>See the account sheet for the IP address.</text:p>
        </text:list-item>
      </text:list>
      <text:p text:style-name="P3">Rebooting Fails </text:p>
      <text:list xml:id="list6300819120396890316" text:style-name="L3">
        <text:list-item>
          <text:p text:style-name="P12">Note: This is a last ditch procedure. <text:s/>Do not use unless you've tried everything else.</text:p>
        </text:list-item>
        <text:list-item>
          <text:p text:style-name="P12">Unplug the processor. <text:s/>The power supply marked “Raspberry PI” is plugged directly into the signal box outlet at the lower left of the box.</text:p>
        </text:list-item>
        <text:list-item>
          <text:p text:style-name="P12">Wait 60 seconds.</text:p>
        </text:list-item>
        <text:list-item>
          <text:p text:style-name="P12">Plug in the processor.</text:p>
        </text:list-item>
        <text:list-item>
          <text:p text:style-name="P12">See if it recovers. <text:s text:c="2"/>If it does not, we have one final procedure.</text:p>
        </text:list-item>
      </text:list>
      <text:p text:style-name="P4">Using the backup system</text:p>
      <text:list xml:id="list2462712338358162176" text:style-name="L4">
        <text:list-item>
          <text:p text:style-name="P13">Remove power from the processor. <text:s/>(See #2 above.)</text:p>
        </text:list-item>
        <text:list-item>
          <text:p text:style-name="P13">Carefully remove the SD card from the processor. <text:s text:c="2"/>Place it in the envelope marked “BAD!” which is in the signal cabinet.</text:p>
        </text:list-item>
        <text:list-item>
          <text:p text:style-name="P13">Take the card from envelope marked “Backup” and put it in the processor. <text:s/>Be gentile, this is not consumer grade equipment.</text:p>
        </text:list-item>
        <text:list-item>
          <text:p text:style-name="P13">Plug the system back in.</text:p>
        </text:list-item>
        <text:list-item>
          <text:p text:style-name="P16">Send an E-mail or text to the emergency contact found on the account / contact list which is in the signal box.</text:p>
        </text:list-item>
      </text:list>
      <text:h text:style-name="P19" text:outline-level="1"><text:soft-page-break/>Recovery for Linux Geeks</text:h>
      <text:p text:style-name="P7"><text:span text:style-name="T3">R</text:span><text:span text:style-name="T2">eaders of this section are expected to have a good working knowledge of Linux.</text:span></text:p>
      <text:p text:style-name="P5">In the documentation / supply box there is a SD card marked “Golden Master – Do not use”. <text:s/>If the processor's card becomes bad, this card can be cloned to make new processor card for the system.</text:p>
      <text:p text:style-name="P4">Do not use the “Golden Master – Do not use” in the live system. <text:s/>It should only be used for producing clones.</text:p>
      <text:h text:style-name="P8" text:outline-level="2">Recover using the USB stick</text:h>
      <text:p text:style-name="P2"><text:span text:style-name="T5">O</text:span><text:span text:style-name="T4">n the USB stick there exists a </text:span><text:span text:style-name="T1">recovery</text:span><text:span text:style-name="T4"> directory. <text:s/>There are two files in it. </text:span></text:p>
      <text:list xml:id="list1797874591314715457" text:style-name="L5">
        <text:list-item>
          <text:p text:style-name="P14">A compressed 4GB SD Card image which you can “dd” to a new 4GB (or bigger) card.</text:p>
        </text:list-item>
        <text:list-item>
          <text:p text:style-name="P15">Two compressed tar files containing the files needed to bring a new card to life. <text:s/>If you are a Raspberry PI / Linux expert you can use them to create a file system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-and-extension">recovery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Oualline</meta:initial-creator>
    <meta:creation-date>2014-02-19T00:54:37.751344239</meta:creation-date>
    <dc:date>2014-04-13T19:54:40.270793632</dc:date>
    <dc:creator>Steve Oualline</dc:creator>
    <meta:editing-duration>PT5H19M53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2" meta:paragraph-count="32" meta:word-count="467" meta:character-count="2503" meta:non-whitespace-character-count="2062"/>
  </office:meta>
</office:document-meta>
</file>